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88.21pt"/>
    </style:style>
    <style:style style:name="co5" style:family="table-column">
      <style:table-column-properties fo:break-before="auto" style:column-width="83.59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82.0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top"/>
      <style:paragraph-properties fo:text-align="end" fo:margin-left="0pt"/>
    </style:style>
    <style:style style:name="ce2" style:family="table-cell" style:parent-style-name="Default" style:data-style-name="N3">
      <style:table-cell-properties style:text-align-source="fix" style:repeat-content="false" style:vertical-align="top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mark_results" table:style-name="ta1">
        <table:shapes>
          <draw:frame draw:z-index="0" draw:style-name="gr1" draw:text-style-name="P1" svg:width="453.74pt" svg:height="255.26pt" svg:x="13.97pt" svg:y="140.03pt">
            <draw:object draw:notify-on-update-of-ranges="benchmark_results.A1:benchmark_results.A1 benchmark_results.B1:benchmark_results.B1 benchmark_results.A2:benchmark_results.A2 benchmark_results.B2:benchmark_results.B2 benchmark_results.A3:benchmark_results.A3 benchmark_results.B3:benchmark_results.B3 benchmark_results.A4:benchmark_results.A4 benchmark_results.B4:benchmark_results.B4 benchmark_results.A5:benchmark_results.A5 benchmark_results.B5:benchmark_results.B5 benchmark_results.A6:benchmark_results.A6 benchmark_results.B6:benchmark_results.B6 benchmark_results.A7:benchmark_results.A7 benchmark_results.B7:benchmark_results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2.95pt" svg:height="255.23pt" svg:x="14.77pt" svg:y="406.6pt">
            <draw:object draw:notify-on-update-of-ranges="benchmark_results.A2:benchmark_results.A2 benchmark_results.C2:benchmark_results.C2 benchmark_results.A3:benchmark_results.A3 benchmark_results.C3:benchmark_results.C3 benchmark_results.A4:benchmark_results.A4 benchmark_results.C4:benchmark_results.C4 benchmark_results.A5:benchmark_results.A5 benchmark_results.C5:benchmark_results.C5 benchmark_results.A6:benchmark_results.A6 benchmark_results.C6:benchmark_results.C6 benchmark_results.A7:benchmark_results.A7 benchmark_results.C7:benchmark_results.C7 benchmark_results.A8:benchmark_results.A8 benchmark_results.C8:benchmark_results.C8 benchmark_results.A9:benchmark_results.A9 benchmark_results.C9:benchmark_results.C9 benchmark_results.A10:benchmark_results.A10 benchmark_results.C10:benchmark_results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74pt" svg:height="255.23pt" svg:x="521.32pt" svg:y="198.03pt">
            <draw:object draw:notify-on-update-of-ranges="benchmark_results.A2:benchmark_results.A2 benchmark_results.D2:benchmark_results.D2 benchmark_results.A3:benchmark_results.A3 benchmark_results.D3:benchmark_results.D3 benchmark_results.A4:benchmark_results.A4 benchmark_results.D4:benchmark_results.D4 benchmark_results.A5:benchmark_results.A5 benchmark_results.D5:benchmark_results.D5 benchmark_results.A6:benchmark_results.A6 benchmark_results.D6:benchmark_results.D6 benchmark_results.A7:benchmark_results.A7 benchmark_results.D7:benchmark_results.D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/>
          <table:table-cell office:value-type="string" calcext:value-type="string">
            <text:p>Overall (average)</text:p>
          </table:table-cell>
          <table:table-cell office:value-type="string" calcext:value-type="string">
            <text:p>Single (average)</text:p>
          </table:table-cell>
          <table:table-cell office:value-type="string" calcext:value-type="string">
            <text:p>Multiple (average)</text:p>
          </table:table-cell>
          <table:table-cell office:value-type="string" calcext:value-type="string">
            <text:p>Single (primitive)</text:p>
          </table:table-cell>
          <table:table-cell office:value-type="string" calcext:value-type="string">
            <text:p>Single (Array)</text:p>
          </table:table-cell>
          <table:table-cell office:value-type="string" calcext:value-type="string">
            <text:p>Single (Object)</text:p>
          </table:table-cell>
          <table:table-cell office:value-type="string" calcext:value-type="string">
            <text:p>Multiple (primitive)</text:p>
          </table:table-cell>
          <table:table-cell office:value-type="string" calcext:value-type="string">
            <text:p>Multiple (Array)</text:p>
          </table:table-cell>
          <table:table-cell office:value-type="string" calcext:value-type="string">
            <text:p>Multiple (Object)</text:p>
          </table:table-cell>
        </table:table-row>
        <table:table-row table:style-name="ro1">
          <table:table-cell office:value-type="string" calcext:value-type="string">
            <text:p>moize</text:p>
          </table:table-cell>
          <table:table-cell table:style-name="ce2" office:value-type="float" office:value="58669248" calcext:value-type="float">
            <text:p>58,669,248</text:p>
          </table:table-cell>
          <table:table-cell table:style-name="ce2" office:value-type="float" office:value="67308143" calcext:value-type="float">
            <text:p>67,308,143</text:p>
          </table:table-cell>
          <table:table-cell table:style-name="ce2" office:value-type="float" office:value="50030353" calcext:value-type="float">
            <text:p>50,030,353</text:p>
          </table:table-cell>
          <table:table-cell table:style-name="ce2" office:value-type="float" office:value="80260036" calcext:value-type="float">
            <text:p>80,260,036</text:p>
          </table:table-cell>
          <table:table-cell table:style-name="ce2" office:value-type="float" office:value="60871531" calcext:value-type="float">
            <text:p>60,871,531</text:p>
          </table:table-cell>
          <table:table-cell table:style-name="ce2" office:value-type="float" office:value="60792864" calcext:value-type="float">
            <text:p>60,792,864</text:p>
          </table:table-cell>
          <table:table-cell table:style-name="ce2" office:value-type="float" office:value="50510487" calcext:value-type="float">
            <text:p>50,510,487</text:p>
          </table:table-cell>
          <table:table-cell table:style-name="ce2" office:value-type="float" office:value="50281433" calcext:value-type="float">
            <text:p>50,281,433</text:p>
          </table:table-cell>
          <table:table-cell table:style-name="ce2" office:value-type="float" office:value="49299140" calcext:value-type="float">
            <text:p>49,299,140</text:p>
          </table:table-cell>
        </table:table-row>
        <table:table-row table:style-name="ro1">
          <table:table-cell office:value-type="string" calcext:value-type="string">
            <text:p>fast-memoize</text:p>
          </table:table-cell>
          <table:table-cell table:style-name="ce2" office:value-type="float" office:value="37901525" calcext:value-type="float">
            <text:p>37,901,525</text:p>
          </table:table-cell>
          <table:table-cell table:style-name="ce2" office:value-type="float" office:value="74753514" calcext:value-type="float">
            <text:p>74,753,514</text:p>
          </table:table-cell>
          <table:table-cell table:style-name="ce2" office:value-type="float" office:value="1049536" calcext:value-type="float">
            <text:p>1,049,536</text:p>
          </table:table-cell>
          <table:table-cell table:style-name="ce2" office:value-type="float" office:value="221161329" calcext:value-type="float">
            <text:p>221,161,329</text:p>
          </table:table-cell>
          <table:table-cell table:style-name="ce2" office:value-type="float" office:value="1594143" calcext:value-type="float">
            <text:p>1,594,143</text:p>
          </table:table-cell>
          <table:table-cell table:style-name="ce2" office:value-type="float" office:value="1505072" calcext:value-type="float">
            <text:p>1,505,072</text:p>
          </table:table-cell>
          <table:table-cell table:style-name="ce2" office:value-type="float" office:value="1215892" calcext:value-type="float">
            <text:p>1,215,892</text:p>
          </table:table-cell>
          <table:table-cell table:style-name="ce2" office:value-type="float" office:value="1111605" calcext:value-type="float">
            <text:p>1,111,605</text:p>
          </table:table-cell>
          <table:table-cell table:style-name="ce2" office:value-type="float" office:value="821111" calcext:value-type="float">
            <text:p>821,111</text:p>
          </table:table-cell>
        </table:table-row>
        <table:table-row table:style-name="ro1">
          <table:table-cell office:value-type="string" calcext:value-type="string">
            <text:p>memoizee</text:p>
          </table:table-cell>
          <table:table-cell table:style-name="ce2" office:value-type="float" office:value="11128750" calcext:value-type="float">
            <text:p>11,128,750</text:p>
          </table:table-cell>
          <table:table-cell table:style-name="ce2" office:value-type="float" office:value="13712714" calcext:value-type="float">
            <text:p>13,712,714</text:p>
          </table:table-cell>
          <table:table-cell table:style-name="ce2" office:value-type="float" office:value="8544786" calcext:value-type="float">
            <text:p>8,544,786</text:p>
          </table:table-cell>
          <table:table-cell table:style-name="ce2" office:value-type="float" office:value="16811901" calcext:value-type="float">
            <text:p>16,811,901</text:p>
          </table:table-cell>
          <table:table-cell table:style-name="ce2" office:value-type="float" office:value="11983924" calcext:value-type="float">
            <text:p>11,983,924</text:p>
          </table:table-cell>
          <table:table-cell table:style-name="ce2" office:value-type="float" office:value="12342317" calcext:value-type="float">
            <text:p>12,342,317</text:p>
          </table:table-cell>
          <table:table-cell table:style-name="ce2" office:value-type="float" office:value="10568148" calcext:value-type="float">
            <text:p>10,568,148</text:p>
          </table:table-cell>
          <table:table-cell table:style-name="ce2" office:value-type="float" office:value="7401170" calcext:value-type="float">
            <text:p>7,401,170</text:p>
          </table:table-cell>
          <table:table-cell table:style-name="ce2" office:value-type="float" office:value="7665041" calcext:value-type="float">
            <text:p>7,665,041</text:p>
          </table:table-cell>
        </table:table-row>
        <table:table-row table:style-name="ro1">
          <table:table-cell office:value-type="string" calcext:value-type="string">
            <text:p>lru-memoize</text:p>
          </table:table-cell>
          <table:table-cell table:style-name="ce2" office:value-type="float" office:value="7042509" calcext:value-type="float">
            <text:p>7,042,509</text:p>
          </table:table-cell>
          <table:table-cell table:style-name="ce2" office:value-type="float" office:value="7492004" calcext:value-type="float">
            <text:p>7,492,004</text:p>
          </table:table-cell>
          <table:table-cell table:style-name="ce2" office:value-type="float" office:value="6593015" calcext:value-type="float">
            <text:p>6,593,015</text:p>
          </table:table-cell>
          <table:table-cell table:style-name="ce2" office:value-type="float" office:value="8189054" calcext:value-type="float">
            <text:p>8,189,054</text:p>
          </table:table-cell>
          <table:table-cell table:style-name="ce2" office:value-type="float" office:value="7153791" calcext:value-type="float">
            <text:p>7,153,791</text:p>
          </table:table-cell>
          <table:table-cell table:style-name="ce2" office:value-type="float" office:value="7133169" calcext:value-type="float">
            <text:p>7,133,169</text:p>
          </table:table-cell>
          <table:table-cell table:style-name="ce2" office:value-type="float" office:value="6675840" calcext:value-type="float">
            <text:p>6,675,840</text:p>
          </table:table-cell>
          <table:table-cell table:style-name="ce2" office:value-type="float" office:value="6592401" calcext:value-type="float">
            <text:p>6,592,401</text:p>
          </table:table-cell>
          <table:table-cell table:style-name="ce2" office:value-type="float" office:value="6510804" calcext:value-type="float">
            <text:p>6,510,804</text:p>
          </table:table-cell>
        </table:table-row>
        <table:table-row table:style-name="ro1">
          <table:table-cell office:value-type="string" calcext:value-type="string">
            <text:p>memoizerific</text:p>
          </table:table-cell>
          <table:table-cell table:style-name="ce2" office:value-type="float" office:value="4484511" calcext:value-type="float">
            <text:p>4,484,511</text:p>
          </table:table-cell>
          <table:table-cell table:style-name="ce2" office:value-type="float" office:value="4840758" calcext:value-type="float">
            <text:p>4,840,758</text:p>
          </table:table-cell>
          <table:table-cell table:style-name="ce2" office:value-type="float" office:value="4128264" calcext:value-type="float">
            <text:p>4,128,264</text:p>
          </table:table-cell>
          <table:table-cell table:style-name="ce2" office:value-type="float" office:value="5641865" calcext:value-type="float">
            <text:p>5,641,865</text:p>
          </table:table-cell>
          <table:table-cell table:style-name="ce2" office:value-type="float" office:value="4418423" calcext:value-type="float">
            <text:p>4,418,423</text:p>
          </table:table-cell>
          <table:table-cell table:style-name="ce2" office:value-type="float" office:value="4461986" calcext:value-type="float">
            <text:p>4,461,986</text:p>
          </table:table-cell>
          <table:table-cell table:style-name="ce2" office:value-type="float" office:value="4761211" calcext:value-type="float">
            <text:p>4,761,211</text:p>
          </table:table-cell>
          <table:table-cell table:style-name="ce2" office:value-type="float" office:value="3998986" calcext:value-type="float">
            <text:p>3,998,986</text:p>
          </table:table-cell>
          <table:table-cell table:style-name="ce2" office:value-type="float" office:value="3624597" calcext:value-type="float">
            <text:p>3,624,597</text:p>
          </table:table-cell>
        </table:table-row>
        <table:table-row table:style-name="ro1">
          <table:table-cell office:value-type="string" calcext:value-type="string">
            <text:p>addy-osmani</text:p>
          </table:table-cell>
          <table:table-cell table:style-name="ce2" office:value-type="float" office:value="2730139" calcext:value-type="float">
            <text:p>2,730,139</text:p>
          </table:table-cell>
          <table:table-cell table:style-name="ce2" office:value-type="float" office:value="3381737" calcext:value-type="float">
            <text:p>3,381,737</text:p>
          </table:table-cell>
          <table:table-cell table:style-name="ce2" office:value-type="float" office:value="2078540" calcext:value-type="float">
            <text:p>2,078,540</text:p>
          </table:table-cell>
          <table:table-cell table:style-name="ce2" office:value-type="float" office:value="6580745" calcext:value-type="float">
            <text:p>6,580,745</text:p>
          </table:table-cell>
          <table:table-cell table:style-name="ce2" office:value-type="float" office:value="1784218" calcext:value-type="float">
            <text:p>1,784,218</text:p>
          </table:table-cell>
          <table:table-cell table:style-name="ce2" office:value-type="float" office:value="1780250" calcext:value-type="float">
            <text:p>1,780,250</text:p>
          </table:table-cell>
          <table:table-cell table:style-name="ce2" office:value-type="float" office:value="3478684" calcext:value-type="float">
            <text:p>3,478,684</text:p>
          </table:table-cell>
          <table:table-cell table:style-name="ce2" office:value-type="float" office:value="1786383" calcext:value-type="float">
            <text:p>1,786,383</text:p>
          </table:table-cell>
          <table:table-cell table:style-name="ce2" office:value-type="float" office:value="970555" calcext:value-type="float">
            <text:p>970,555</text:p>
          </table:table-cell>
        </table:table-row>
        <table:table-row table:style-name="ro1">
          <table:table-cell office:value-type="string" calcext:value-type="string">
            <text:p>lodash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14825854" calcext:value-type="float">
            <text:p>14,825,854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27985602" calcext:value-type="float">
            <text:p>27,985,602</text:p>
          </table:table-cell>
          <table:table-cell table:style-name="ce2" office:value-type="float" office:value="8207788" calcext:value-type="float">
            <text:p>8,207,788</text:p>
          </table:table-cell>
          <table:table-cell table:style-name="ce2" office:value-type="float" office:value="8284173" calcext:value-type="float">
            <text:p>8,284,173</text:p>
          </table:table-cell>
          <table:table-cell table:number-columns-repeated="3" table:style-name="ce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underscor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12505751" calcext:value-type="float">
            <text:p>12,505,751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24051104" calcext:value-type="float">
            <text:p>24,051,104</text:p>
          </table:table-cell>
          <table:table-cell table:style-name="ce2" office:value-type="float" office:value="5404896" calcext:value-type="float">
            <text:p>5,404,896</text:p>
          </table:table-cell>
          <table:table-cell table:style-name="ce2" office:value-type="float" office:value="8061254" calcext:value-type="float">
            <text:p>8,061,254</text:p>
          </table:table-cell>
          <table:table-cell table:number-columns-repeated="3" table:style-name="ce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amd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551402" calcext:value-type="float">
            <text:p>551,402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1142370" calcext:value-type="float">
            <text:p>1,142,370</text:p>
          </table:table-cell>
          <table:table-cell table:style-name="ce2" office:value-type="float" office:value="303464" calcext:value-type="float">
            <text:p>303,464</text:p>
          </table:table-cell>
          <table:table-cell table:style-name="ce2" office:value-type="float" office:value="208372" calcext:value-type="float">
            <text:p>208,372</text:p>
          </table:table-cell>
          <table:table-cell table:number-columns-repeated="3" table:style-name="ce2" office:value-type="string" calcext:value-type="string">
            <text:p>N/A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`</text:p>
          </table:table-cell>
          <table:table-cell table:number-columns-repeated="7"/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7">00/00/0000</text:date>, <text:time style:data-style-name="N2" text:time-value="15:05:00.600955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7T15:14:24.521584813</dc:date>
    <meta:editing-duration>PT16M54S</meta:editing-duration>
    <meta:editing-cycles>2</meta:editing-cycles>
    <meta:generator>LibreOffice/6.0.2.1.0$Linux_X86_64 LibreOffice_project/00m0$Build-1</meta:generator>
    <meta:document-statistic meta:table-count="1" meta:cell-count="1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3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bar" chart:style-name="ch1">
        <chart:title svg:x="6.346cm" svg:y="0.316cm" chart:style-name="ch2">
          <text:p>Overall average</text:p>
        </chart:title>
        <chart:subtitle svg:x="2.801cm" svg:y="1.275cm" chart:style-name="ch3">
          <text:p>Single and multiple parameters, across multiple object types</text:p>
        </chart:subtitle>
        <chart:legend chart:legend-position="end" svg:x="13.163cm" svg:y="2.959cm" style:legend-expansion="high" chart:style-name="ch4"/>
        <chart:plot-area chart:style-name="ch5" table:cell-range-address="benchmark_results.A1:benchmark_results.B7" chart:data-source-has-labels="both" svg:x="0.32cm" svg:y="2.138cm" svg:width="12.523cm" svg:height="6.688cm">
          <chartooo:coordinate-region svg:x="2.264cm" svg:y="2.338cm" svg:width="10.579cm" svg:height="6.289cm"/>
          <chart:axis chart:dimension="x" chart:name="primary-x" chart:style-name="ch6" chartooo:axis-type="auto">
            <chartooo:date-scale/>
            <chart:categories table:cell-range-address="benchmark_results.B1:benchmark_results.B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benchmark_results.B2:benchmark_results.B2" chart:label-cell-address="benchmark_results.A2:benchmark_results.A2" chart:class="chart:bar">
            <chart:data-point/>
          </chart:series>
          <chart:series chart:style-name="ch10" chart:values-cell-range-address="benchmark_results.B3:benchmark_results.B3" chart:label-cell-address="benchmark_results.A3:benchmark_results.A3" chart:class="chart:bar">
            <chart:data-point/>
          </chart:series>
          <chart:series chart:style-name="ch11" chart:values-cell-range-address="benchmark_results.B4:benchmark_results.B4" chart:label-cell-address="benchmark_results.A4:benchmark_results.A4" chart:class="chart:bar">
            <chart:data-point/>
          </chart:series>
          <chart:series chart:style-name="ch12" chart:values-cell-range-address="benchmark_results.B5:benchmark_results.B5" chart:label-cell-address="benchmark_results.A5:benchmark_results.A5" chart:class="chart:bar">
            <chart:data-point/>
          </chart:series>
          <chart:series chart:style-name="ch13" chart:values-cell-range-address="benchmark_results.B6:benchmark_results.B6" chart:label-cell-address="benchmark_results.A6:benchmark_results.A6" chart:class="chart:bar">
            <chart:data-point/>
          </chart:series>
          <chart:series chart:style-name="ch14" chart:values-cell-range-address="benchmark_results.B7:benchmark_results.B7" chart:label-cell-address="benchmark_results.A7:benchmark_results.A7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all (average)</text:p>
                <draw:g>
                  <svg:desc>benchmark_results.B1:benchmark_result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ize</text:p>
                <draw:g>
                  <svg:desc>benchmark_results.A2:benchmark_results.A2</svg:desc>
                </draw:g>
              </table:table-cell>
              <table:table-cell office:value-type="float" office:value="58669248">
                <text:p>58669248</text:p>
                <draw:g>
                  <svg:desc>benchmark_results.B2:benchmark_results.B2</svg:desc>
                </draw:g>
              </table:table-cell>
            </table:table-row>
            <table:table-row>
              <table:table-cell office:value-type="string">
                <text:p>fast-memoize</text:p>
                <draw:g>
                  <svg:desc>benchmark_results.A3:benchmark_results.A3</svg:desc>
                </draw:g>
              </table:table-cell>
              <table:table-cell office:value-type="float" office:value="37901525">
                <text:p>37901525</text:p>
                <draw:g>
                  <svg:desc>benchmark_results.B3:benchmark_results.B3</svg:desc>
                </draw:g>
              </table:table-cell>
            </table:table-row>
            <table:table-row>
              <table:table-cell office:value-type="string">
                <text:p>memoizee</text:p>
                <draw:g>
                  <svg:desc>benchmark_results.A4:benchmark_results.A4</svg:desc>
                </draw:g>
              </table:table-cell>
              <table:table-cell office:value-type="float" office:value="11128750">
                <text:p>11128750</text:p>
                <draw:g>
                  <svg:desc>benchmark_results.B4:benchmark_results.B4</svg:desc>
                </draw:g>
              </table:table-cell>
            </table:table-row>
            <table:table-row>
              <table:table-cell office:value-type="string">
                <text:p>lru-memoize</text:p>
                <draw:g>
                  <svg:desc>benchmark_results.A5:benchmark_results.A5</svg:desc>
                </draw:g>
              </table:table-cell>
              <table:table-cell office:value-type="float" office:value="7042509">
                <text:p>7042509</text:p>
                <draw:g>
                  <svg:desc>benchmark_results.B5:benchmark_results.B5</svg:desc>
                </draw:g>
              </table:table-cell>
            </table:table-row>
            <table:table-row>
              <table:table-cell office:value-type="string">
                <text:p>memoizerific</text:p>
                <draw:g>
                  <svg:desc>benchmark_results.A6:benchmark_results.A6</svg:desc>
                </draw:g>
              </table:table-cell>
              <table:table-cell office:value-type="float" office:value="4484511">
                <text:p>4484511</text:p>
                <draw:g>
                  <svg:desc>benchmark_results.B6:benchmark_results.B6</svg:desc>
                </draw:g>
              </table:table-cell>
            </table:table-row>
            <table:table-row>
              <table:table-cell office:value-type="string">
                <text:p>addy-osmani</text:p>
                <draw:g>
                  <svg:desc>benchmark_results.A7:benchmark_results.A7</svg:desc>
                </draw:g>
              </table:table-cell>
              <table:table-cell office:value-type="float" office:value="2730139">
                <text:p>2730139</text:p>
                <draw:g>
                  <svg:desc>benchmark_results.B7:benchmark_results.B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3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3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3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3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bar" chart:style-name="ch1">
        <chart:title svg:x="6.227cm" svg:y="0.316cm" chart:style-name="ch2">
          <text:p>Single parameter</text:p>
        </chart:title>
        <chart:subtitle svg:x="5.499cm" svg:y="1.275cm" chart:style-name="ch3">
          <text:p>Across multiple object types</text:p>
        </chart:subtitle>
        <chart:legend chart:legend-position="end" svg:x="13.135cm" svg:y="2.211cm" style:legend-expansion="high" chart:style-name="ch4"/>
        <chart:plot-area chart:style-name="ch5" table:cell-range-address="benchmark_results.A2:benchmark_results.A10 benchmark_results.C2:benchmark_results.C10" chart:data-source-has-labels="column" svg:x="0.319cm" svg:y="2.138cm" svg:width="12.497cm" svg:height="6.687cm">
          <chartooo:coordinate-region svg:x="2.263cm" svg:y="2.338cm" svg:width="10.553cm" svg:height="6.288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benchmark_results.C2:benchmark_results.C2" chart:label-cell-address="benchmark_results.A2:benchmark_results.A2" chart:class="chart:bar">
            <chart:data-point/>
          </chart:series>
          <chart:series chart:style-name="ch10" chart:values-cell-range-address="benchmark_results.C3:benchmark_results.C3" chart:label-cell-address="benchmark_results.A3:benchmark_results.A3" chart:class="chart:bar">
            <chart:data-point/>
          </chart:series>
          <chart:series chart:style-name="ch11" chart:values-cell-range-address="benchmark_results.C4:benchmark_results.C4" chart:label-cell-address="benchmark_results.A4:benchmark_results.A4" chart:class="chart:bar">
            <chart:data-point/>
          </chart:series>
          <chart:series chart:style-name="ch12" chart:values-cell-range-address="benchmark_results.C5:benchmark_results.C5" chart:label-cell-address="benchmark_results.A5:benchmark_results.A5" chart:class="chart:bar">
            <chart:data-point/>
          </chart:series>
          <chart:series chart:style-name="ch13" chart:values-cell-range-address="benchmark_results.C6:benchmark_results.C6" chart:label-cell-address="benchmark_results.A6:benchmark_results.A6" chart:class="chart:bar">
            <chart:data-point/>
          </chart:series>
          <chart:series chart:style-name="ch14" chart:values-cell-range-address="benchmark_results.C7:benchmark_results.C7" chart:label-cell-address="benchmark_results.A7:benchmark_results.A7" chart:class="chart:bar">
            <chart:data-point/>
          </chart:series>
          <chart:series chart:style-name="ch15" chart:values-cell-range-address="benchmark_results.C8:benchmark_results.C8" chart:label-cell-address="benchmark_results.A8:benchmark_results.A8" chart:class="chart:bar">
            <chart:data-point/>
          </chart:series>
          <chart:series chart:style-name="ch16" chart:values-cell-range-address="benchmark_results.C9:benchmark_results.C9" chart:label-cell-address="benchmark_results.A9:benchmark_results.A9" chart:class="chart:bar">
            <chart:data-point/>
          </chart:series>
          <chart:series chart:style-name="ch17" chart:values-cell-range-address="benchmark_results.C10:benchmark_results.C10" chart:label-cell-address="benchmark_results.A10:benchmark_results.A10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oize</text:p>
                <draw:g>
                  <svg:desc>benchmark_results.A2:benchmark_results.A2</svg:desc>
                </draw:g>
              </table:table-cell>
              <table:table-cell office:value-type="float" office:value="67308143">
                <text:p>67308143</text:p>
                <draw:g>
                  <svg:desc>benchmark_results.C2:benchmark_results.C2</svg:desc>
                </draw:g>
              </table:table-cell>
            </table:table-row>
            <table:table-row>
              <table:table-cell office:value-type="string">
                <text:p>fast-memoize</text:p>
                <draw:g>
                  <svg:desc>benchmark_results.A3:benchmark_results.A3</svg:desc>
                </draw:g>
              </table:table-cell>
              <table:table-cell office:value-type="float" office:value="74753514">
                <text:p>74753514</text:p>
                <draw:g>
                  <svg:desc>benchmark_results.C3:benchmark_results.C3</svg:desc>
                </draw:g>
              </table:table-cell>
            </table:table-row>
            <table:table-row>
              <table:table-cell office:value-type="string">
                <text:p>memoizee</text:p>
                <draw:g>
                  <svg:desc>benchmark_results.A4:benchmark_results.A4</svg:desc>
                </draw:g>
              </table:table-cell>
              <table:table-cell office:value-type="float" office:value="13712714">
                <text:p>13712714</text:p>
                <draw:g>
                  <svg:desc>benchmark_results.C4:benchmark_results.C4</svg:desc>
                </draw:g>
              </table:table-cell>
            </table:table-row>
            <table:table-row>
              <table:table-cell office:value-type="string">
                <text:p>lru-memoize</text:p>
                <draw:g>
                  <svg:desc>benchmark_results.A5:benchmark_results.A5</svg:desc>
                </draw:g>
              </table:table-cell>
              <table:table-cell office:value-type="float" office:value="7492004">
                <text:p>7492004</text:p>
                <draw:g>
                  <svg:desc>benchmark_results.C5:benchmark_results.C5</svg:desc>
                </draw:g>
              </table:table-cell>
            </table:table-row>
            <table:table-row>
              <table:table-cell office:value-type="string">
                <text:p>memoizerific</text:p>
                <draw:g>
                  <svg:desc>benchmark_results.A6:benchmark_results.A6</svg:desc>
                </draw:g>
              </table:table-cell>
              <table:table-cell office:value-type="float" office:value="4840758">
                <text:p>4840758</text:p>
                <draw:g>
                  <svg:desc>benchmark_results.C6:benchmark_results.C6</svg:desc>
                </draw:g>
              </table:table-cell>
            </table:table-row>
            <table:table-row>
              <table:table-cell office:value-type="string">
                <text:p>addy-osmani</text:p>
                <draw:g>
                  <svg:desc>benchmark_results.A7:benchmark_results.A7</svg:desc>
                </draw:g>
              </table:table-cell>
              <table:table-cell office:value-type="float" office:value="3381737">
                <text:p>3381737</text:p>
                <draw:g>
                  <svg:desc>benchmark_results.C7:benchmark_results.C7</svg:desc>
                </draw:g>
              </table:table-cell>
            </table:table-row>
            <table:table-row>
              <table:table-cell office:value-type="string">
                <text:p>lodash</text:p>
                <draw:g>
                  <svg:desc>benchmark_results.A8:benchmark_results.A8</svg:desc>
                </draw:g>
              </table:table-cell>
              <table:table-cell office:value-type="float" office:value="14825854">
                <text:p>14825854</text:p>
                <draw:g>
                  <svg:desc>benchmark_results.C8:benchmark_results.C8</svg:desc>
                </draw:g>
              </table:table-cell>
            </table:table-row>
            <table:table-row>
              <table:table-cell office:value-type="string">
                <text:p>underscore</text:p>
                <draw:g>
                  <svg:desc>benchmark_results.A9:benchmark_results.A9</svg:desc>
                </draw:g>
              </table:table-cell>
              <table:table-cell office:value-type="float" office:value="12505751">
                <text:p>12505751</text:p>
                <draw:g>
                  <svg:desc>benchmark_results.C9:benchmark_results.C9</svg:desc>
                </draw:g>
              </table:table-cell>
            </table:table-row>
            <table:table-row>
              <table:table-cell office:value-type="string">
                <text:p>ramda</text:p>
                <draw:g>
                  <svg:desc>benchmark_results.A10:benchmark_results.A10</svg:desc>
                </draw:g>
              </table:table-cell>
              <table:table-cell office:value-type="float" office:value="551402">
                <text:p>551402</text:p>
                <draw:g>
                  <svg:desc>benchmark_results.C10:benchmark_results.C10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3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bar" chart:style-name="ch1">
        <chart:title svg:x="5.963cm" svg:y="0.316cm" chart:style-name="ch2">
          <text:p>Multiple parameters</text:p>
        </chart:title>
        <chart:subtitle svg:x="5.513cm" svg:y="1.275cm" chart:style-name="ch3">
          <text:p>Across multiple object types</text:p>
        </chart:subtitle>
        <chart:legend chart:legend-position="end" svg:x="13.163cm" svg:y="2.958cm" style:legend-expansion="high" chart:style-name="ch4"/>
        <chart:plot-area chart:style-name="ch5" table:cell-range-address="benchmark_results.A2:benchmark_results.A7 benchmark_results.D2:benchmark_results.D7" chart:data-source-has-labels="column" svg:x="0.32cm" svg:y="2.138cm" svg:width="12.523cm" svg:height="6.687cm">
          <chartooo:coordinate-region svg:x="2.264cm" svg:y="2.337cm" svg:width="10.579cm" svg:height="6.289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benchmark_results.D2:benchmark_results.D2" chart:label-cell-address="benchmark_results.A2:benchmark_results.A2" chart:class="chart:bar">
            <chart:data-point/>
          </chart:series>
          <chart:series chart:style-name="ch10" chart:values-cell-range-address="benchmark_results.D3:benchmark_results.D3" chart:label-cell-address="benchmark_results.A3:benchmark_results.A3" chart:class="chart:bar">
            <chart:data-point/>
          </chart:series>
          <chart:series chart:style-name="ch11" chart:values-cell-range-address="benchmark_results.D4:benchmark_results.D4" chart:label-cell-address="benchmark_results.A4:benchmark_results.A4" chart:class="chart:bar">
            <chart:data-point/>
          </chart:series>
          <chart:series chart:style-name="ch12" chart:values-cell-range-address="benchmark_results.D5:benchmark_results.D5" chart:label-cell-address="benchmark_results.A5:benchmark_results.A5" chart:class="chart:bar">
            <chart:data-point/>
          </chart:series>
          <chart:series chart:style-name="ch13" chart:values-cell-range-address="benchmark_results.D6:benchmark_results.D6" chart:label-cell-address="benchmark_results.A6:benchmark_results.A6" chart:class="chart:bar">
            <chart:data-point/>
          </chart:series>
          <chart:series chart:style-name="ch14" chart:values-cell-range-address="benchmark_results.D7:benchmark_results.D7" chart:label-cell-address="benchmark_results.A7:benchmark_results.A7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oize</text:p>
                <draw:g>
                  <svg:desc>benchmark_results.A2:benchmark_results.A2</svg:desc>
                </draw:g>
              </table:table-cell>
              <table:table-cell office:value-type="float" office:value="50030353">
                <text:p>50030353</text:p>
                <draw:g>
                  <svg:desc>benchmark_results.D2:benchmark_results.D2</svg:desc>
                </draw:g>
              </table:table-cell>
            </table:table-row>
            <table:table-row>
              <table:table-cell office:value-type="string">
                <text:p>fast-memoize</text:p>
                <draw:g>
                  <svg:desc>benchmark_results.A3:benchmark_results.A3</svg:desc>
                </draw:g>
              </table:table-cell>
              <table:table-cell office:value-type="float" office:value="1049536">
                <text:p>1049536</text:p>
                <draw:g>
                  <svg:desc>benchmark_results.D3:benchmark_results.D3</svg:desc>
                </draw:g>
              </table:table-cell>
            </table:table-row>
            <table:table-row>
              <table:table-cell office:value-type="string">
                <text:p>memoizee</text:p>
                <draw:g>
                  <svg:desc>benchmark_results.A4:benchmark_results.A4</svg:desc>
                </draw:g>
              </table:table-cell>
              <table:table-cell office:value-type="float" office:value="8544786">
                <text:p>8544786</text:p>
                <draw:g>
                  <svg:desc>benchmark_results.D4:benchmark_results.D4</svg:desc>
                </draw:g>
              </table:table-cell>
            </table:table-row>
            <table:table-row>
              <table:table-cell office:value-type="string">
                <text:p>lru-memoize</text:p>
                <draw:g>
                  <svg:desc>benchmark_results.A5:benchmark_results.A5</svg:desc>
                </draw:g>
              </table:table-cell>
              <table:table-cell office:value-type="float" office:value="6593015">
                <text:p>6593015</text:p>
                <draw:g>
                  <svg:desc>benchmark_results.D5:benchmark_results.D5</svg:desc>
                </draw:g>
              </table:table-cell>
            </table:table-row>
            <table:table-row>
              <table:table-cell office:value-type="string">
                <text:p>memoizerific</text:p>
                <draw:g>
                  <svg:desc>benchmark_results.A6:benchmark_results.A6</svg:desc>
                </draw:g>
              </table:table-cell>
              <table:table-cell office:value-type="float" office:value="4128264">
                <text:p>4128264</text:p>
                <draw:g>
                  <svg:desc>benchmark_results.D6:benchmark_results.D6</svg:desc>
                </draw:g>
              </table:table-cell>
            </table:table-row>
            <table:table-row>
              <table:table-cell office:value-type="string">
                <text:p>addy-osmani</text:p>
                <draw:g>
                  <svg:desc>benchmark_results.A7:benchmark_results.A7</svg:desc>
                </draw:g>
              </table:table-cell>
              <table:table-cell office:value-type="float" office:value="2078540">
                <text:p>2078540</text:p>
                <draw:g>
                  <svg:desc>benchmark_results.D7:benchmark_results.D7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